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51cm" svg:stroke-color="#000000" draw:marker-start-width="0.276cm" draw:marker-end-width="0.276cm" draw:fill-color="#dddddd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color="#000000" draw:fill="solid" draw:fill-color="#eeeeee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635cm" svg:height="1.143cm" svg:x="9.128cm" svg:y="3.56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5cm" svg:height="1.143cm" svg:x="9.001cm" svg:y="6.0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" draw:text-style-name="P1" draw:layer="layout" svg:width="0.635cm" svg:height="1.143cm" svg:x="9.001cm" svg:y="8.6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2" draw:text-style-name="P1" draw:layer="layout" svg:width="8.89cm" svg:height="1.27cm" svg:x="4.81cm" svg:y="9.89cm">
          <text:p text:style-name="P1">Concurrent simul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89cm" svg:height="1.27cm" svg:x="4.81cm" svg:y="2.27cm">
          <text:p text:style-name="P1">Image segment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89cm" svg:height="1.27cm" svg:x="4.811cm" svg:y="4.771cm">
          <text:p text:style-name="P1">Cell classification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1" draw:layer="layout" svg:width="8.89cm" svg:height="1.27cm" svg:x="4.811cm" svg:y="7.331cm">
          <text:p text:style-name="P1">Cell network synthesi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22T11:17:02.167153000</meta:creation-date>
    <dc:date>2015-01-22T13:25:40.553644000</dc:date>
    <meta:editing-duration>PT3M25S</meta:editing-duration>
    <meta:editing-cycles>4</meta:editing-cycles>
    <meta:generator>LibreOffice/4.2.6.3$MacOSX_x86 LibreOffice_project/3fd416d4c6db7d3204c17ce57a1d70f6e531ee21</meta:generator>
    <meta:document-statistic meta:object-count="7"/>
  </office:meta>
</office:document-meta>
</file>